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Flattener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getDefinition( QName por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DLFlattener.addNamespaces( Definition flat , Definition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SDLFlattener.parseSchemas( Definition de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SDLFlattener.copyMessage( Message defMessage , Definition fl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Flattener.getSchem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WSDLFlattener( 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WSDLFlat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setDefinition( 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latten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Flattener.flattenDefinition( QName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WSDLFlattener.WSDLFlattener( Definition definition , SchemaCollection schem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DLFlattener.getUri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Flattener.setSchemas( SchemaCollection schem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